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HeadResponseDecorator.writeWith( Publisher &lt; ? extends DataBuffer &gt; bod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HttpHeadResponseDecorator.HttpHeadResponseDecorator( ServerHttpResponse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HeadResponseDecorator.writeAndFlushWith( Publisher &lt; ? extends Publisher &lt; ? extends DataBuffer &gt; &gt;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HeadResponseDecorator.shouldSetContentLeng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